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082"/>
    </style:style>
  </office:automatic-styles>
  <office:body>
    <office:spreadsheet>
      <table:calculation-settings table:automatic-find-labels="false" table:use-regular-expressions="false" table:use-wildcards="true"/>
      <table:table table:name="MRI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one_idx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ne duration</text:p>
          </table:table-cell>
          <table:table-cell office:value-type="string" calcext:value-type="string">
            <text:p>total duratio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00" calcext:value-type="float">
            <text:p>700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</table:table>
      <table:table table:name="psychophysic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ne_idx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ne duration</text:p>
          </table:table-cell>
          <table:table-cell office:value-type="string" calcext:value-type="string">
            <text:p>total durati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ia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50" calcext:value-type="float">
            <text:p>4550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h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trials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19:25.215310724</meta:creation-date>
    <dc:date>2025-10-15T19:53:41.209265267</dc:date>
    <meta:editing-duration>PT5H24M24S</meta:editing-duration>
    <meta:editing-cycles>4</meta:editing-cycles>
    <meta:generator>LibreOffice/24.2.7.2$Linux_X86_64 LibreOffice_project/420$Build-2</meta:generator>
    <meta:document-statistic meta:table-count="2" meta:cell-count="1399" meta:object-count="0"/>
  </office:meta>
</office:document-meta>
</file>